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3cm" table:align="left"/>
    </style:style>
    <style:style style:name="Таблица2.A" style:family="table-column">
      <style:table-column-properties style:column-width="2.316cm"/>
    </style:style>
    <style:style style:name="Таблица2.B" style:family="table-column">
      <style:table-column-properties style:column-width="4.44cm"/>
    </style:style>
    <style:style style:name="Таблица2.C" style:family="table-column">
      <style:table-column-properties style:column-width="10.238cm"/>
    </style:style>
    <style:style style:name="Таблица2.1" style:family="table-row">
      <style:table-row-properties style:min-row-height="0.5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1ad8a7"/>
    </style:style>
    <style:style style:name="P2" style:family="paragraph" style:parent-style-name="Table_20_Contents">
      <style:paragraph-properties fo:text-align="center" style:justify-single-word="false"/>
      <style:text-properties officeooo:rsid="001ad8a7" officeooo:paragraph-rsid="001ad8a7"/>
    </style:style>
    <style:style style:name="P3" style:family="paragraph" style:parent-style-name="Table_20_Contents">
      <style:paragraph-properties fo:text-align="center" style:justify-single-word="false"/>
      <style:text-properties officeooo:rsid="001b1f1a" officeooo:paragraph-rsid="001b1f1a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fo:font-size="9pt" officeooo:paragraph-rsid="0020d0ec" style:font-size-asian="9pt" style:font-size-complex="9pt"/>
    </style:style>
    <style:style style:name="P6" style:family="paragraph" style:parent-style-name="Table_20_Contents">
      <style:text-properties fo:font-size="9pt" officeooo:paragraph-rsid="00242eef" style:font-size-asian="9pt" style:font-size-complex="9pt"/>
    </style:style>
    <style:style style:name="P7" style:family="paragraph" style:parent-style-name="Table_20_Contents">
      <style:text-properties fo:font-size="9pt" officeooo:paragraph-rsid="0027bb07" style:font-size-asian="9pt" style:font-size-complex="9pt"/>
    </style:style>
    <style:style style:name="P8" style:family="paragraph" style:parent-style-name="Table_20_Contents">
      <style:text-properties fo:font-size="9pt" officeooo:paragraph-rsid="002e3231" style:font-size-asian="9pt" style:font-size-complex="9pt"/>
    </style:style>
    <style:style style:name="P9" style:family="paragraph" style:parent-style-name="Table_20_Contents">
      <style:text-properties fo:font-size="9pt" officeooo:paragraph-rsid="0030463e" style:font-size-asian="9pt" style:font-size-complex="9pt"/>
    </style:style>
    <style:style style:name="P10" style:family="paragraph" style:parent-style-name="Table_20_Contents">
      <style:text-properties fo:font-size="9pt" officeooo:paragraph-rsid="00317c0b" style:font-size-asian="9pt" style:font-size-complex="9pt"/>
    </style:style>
    <style:style style:name="P11" style:family="paragraph" style:parent-style-name="Table_20_Contents">
      <style:text-properties fo:font-size="9pt" officeooo:paragraph-rsid="0034077c" style:font-size-asian="9pt" style:font-size-complex="9pt"/>
    </style:style>
    <style:style style:name="P12" style:family="paragraph" style:parent-style-name="Table_20_Contents">
      <style:text-properties fo:font-size="9pt" officeooo:paragraph-rsid="003598d6" style:font-size-asian="9pt" style:font-size-complex="9pt"/>
    </style:style>
    <style:style style:name="P13" style:family="paragraph" style:parent-style-name="Table_20_Contents">
      <style:text-properties fo:font-size="9pt" officeooo:paragraph-rsid="003a75a8" style:font-size-asian="9pt" style:font-size-complex="9pt"/>
    </style:style>
    <style:style style:name="P14" style:family="paragraph" style:parent-style-name="Table_20_Contents">
      <style:text-properties fo:font-size="9pt" officeooo:paragraph-rsid="003dbb6b" style:font-size-asian="9pt" style:font-size-complex="9pt"/>
    </style:style>
    <style:style style:name="P15" style:family="paragraph" style:parent-style-name="Table_20_Contents">
      <style:text-properties fo:font-size="9pt" officeooo:paragraph-rsid="00403b14" style:font-size-asian="9pt" style:font-size-complex="9pt"/>
    </style:style>
    <style:style style:name="P16" style:family="paragraph" style:parent-style-name="Table_20_Contents">
      <style:text-properties fo:font-size="9pt" officeooo:paragraph-rsid="0043c1b1" style:font-size-asian="9pt" style:font-size-complex="9pt"/>
    </style:style>
    <style:style style:name="P17" style:family="paragraph" style:parent-style-name="Table_20_Contents">
      <style:text-properties fo:font-size="9pt" officeooo:rsid="0020d0ec" officeooo:paragraph-rsid="0020d0ec" style:font-size-asian="9pt" style:font-size-complex="9pt"/>
    </style:style>
    <style:style style:name="P18" style:family="paragraph" style:parent-style-name="Table_20_Contents">
      <style:text-properties fo:font-size="9pt" officeooo:rsid="0021666f" officeooo:paragraph-rsid="0021666f" style:font-size-asian="9pt" style:font-size-complex="9pt"/>
    </style:style>
    <style:style style:name="P19" style:family="paragraph" style:parent-style-name="Table_20_Contents">
      <style:text-properties fo:font-size="9pt" officeooo:rsid="00221c3b" officeooo:paragraph-rsid="00221c3b" style:font-size-asian="9pt" style:font-size-complex="9pt"/>
    </style:style>
    <style:style style:name="P20" style:family="paragraph" style:parent-style-name="Table_20_Contents">
      <style:text-properties fo:font-size="9pt" officeooo:rsid="0022dfc7" officeooo:paragraph-rsid="0022dfc7" style:font-size-asian="9pt" style:font-size-complex="9pt"/>
    </style:style>
    <style:style style:name="P21" style:family="paragraph" style:parent-style-name="Table_20_Contents">
      <style:text-properties fo:font-size="9pt" officeooo:rsid="00242eef" officeooo:paragraph-rsid="00242eef" style:font-size-asian="9pt" style:font-size-complex="9pt"/>
    </style:style>
    <style:style style:name="P22" style:family="paragraph" style:parent-style-name="Table_20_Contents">
      <style:text-properties fo:font-size="9pt" officeooo:rsid="002ad85e" officeooo:paragraph-rsid="002ad85e" style:font-size-asian="9pt" style:font-size-complex="9pt"/>
    </style:style>
    <style:style style:name="P23" style:family="paragraph" style:parent-style-name="Table_20_Contents">
      <style:text-properties fo:font-size="9pt" officeooo:rsid="002ce7c4" officeooo:paragraph-rsid="002ce7c4" style:font-size-asian="9pt" style:font-size-complex="9pt"/>
    </style:style>
    <style:style style:name="P24" style:family="paragraph" style:parent-style-name="Table_20_Contents">
      <style:text-properties fo:font-size="9pt" officeooo:rsid="00329c37" officeooo:paragraph-rsid="00329c37" style:font-size-asian="9pt" style:font-size-complex="9pt"/>
    </style:style>
    <style:style style:name="P25" style:family="paragraph" style:parent-style-name="Table_20_Contents">
      <style:text-properties fo:font-size="9pt" officeooo:rsid="003598d6" officeooo:paragraph-rsid="003598d6" style:font-size-asian="9pt" style:font-size-complex="9pt"/>
    </style:style>
    <style:style style:name="P26" style:family="paragraph" style:parent-style-name="Table_20_Contents">
      <style:text-properties fo:font-size="9pt" officeooo:rsid="00317c0b" officeooo:paragraph-rsid="00317c0b" style:font-size-asian="9pt" style:font-size-complex="9pt"/>
    </style:style>
    <style:style style:name="P27" style:family="paragraph" style:parent-style-name="Table_20_Contents">
      <style:text-properties fo:font-size="9pt" officeooo:rsid="0035aaa1" officeooo:paragraph-rsid="0035aaa1" style:font-size-asian="9pt" style:font-size-complex="9pt"/>
    </style:style>
    <style:style style:name="P28" style:family="paragraph" style:parent-style-name="Table_20_Contents">
      <style:text-properties fo:font-size="9pt" officeooo:rsid="00368406" officeooo:paragraph-rsid="00368406" style:font-size-asian="9pt" style:font-size-complex="9pt"/>
    </style:style>
    <style:style style:name="P29" style:family="paragraph" style:parent-style-name="Table_20_Contents">
      <style:text-properties fo:font-size="9pt" officeooo:rsid="002d80ef" officeooo:paragraph-rsid="002d80ef" style:font-size-asian="9pt" style:font-size-complex="9pt"/>
    </style:style>
    <style:style style:name="P30" style:family="paragraph" style:parent-style-name="Table_20_Contents">
      <style:text-properties fo:font-size="9pt" officeooo:rsid="002d80ef" officeooo:paragraph-rsid="00391e91" style:font-size-asian="9pt" style:font-size-complex="9pt"/>
    </style:style>
    <style:style style:name="P31" style:family="paragraph" style:parent-style-name="Table_20_Contents">
      <style:text-properties fo:font-size="9pt" officeooo:rsid="002e3231" officeooo:paragraph-rsid="002e3231" style:font-size-asian="9pt" style:font-size-complex="9pt"/>
    </style:style>
    <style:style style:name="P32" style:family="paragraph" style:parent-style-name="Table_20_Contents">
      <style:text-properties fo:font-size="9pt" officeooo:rsid="002e3231" officeooo:paragraph-rsid="002f69c4" style:font-size-asian="9pt" style:font-size-complex="9pt"/>
    </style:style>
    <style:style style:name="P33" style:family="paragraph" style:parent-style-name="Table_20_Contents">
      <style:text-properties fo:font-size="9pt" officeooo:rsid="002f69c4" officeooo:paragraph-rsid="002f69c4" style:font-size-asian="9pt" style:font-size-complex="9pt"/>
    </style:style>
    <style:style style:name="P34" style:family="paragraph" style:parent-style-name="Table_20_Contents">
      <style:text-properties fo:font-size="9pt" officeooo:rsid="00422c90" officeooo:paragraph-rsid="00422c90" style:font-size-asian="9pt" style:font-size-complex="9pt"/>
    </style:style>
    <style:style style:name="P35" style:family="paragraph" style:parent-style-name="Table_20_Contents">
      <style:text-properties fo:font-size="9pt" officeooo:rsid="004428fb" officeooo:paragraph-rsid="004428fb" style:font-size-asian="9pt" style:font-size-complex="9pt"/>
    </style:style>
    <style:style style:name="P36" style:family="paragraph" style:parent-style-name="Standard">
      <style:text-properties style:font-name="FreeMono" fo:font-size="8pt" officeooo:paragraph-rsid="0046d822" style:font-size-asian="8pt" style:font-size-complex="8pt"/>
    </style:style>
    <style:style style:name="P37" style:family="paragraph" style:parent-style-name="Standard">
      <style:text-properties style:font-name="FreeMono" fo:font-size="8pt" officeooo:rsid="0046d822" officeooo:paragraph-rsid="0046d822" style:font-size-asian="8pt" style:font-size-complex="8pt"/>
    </style:style>
    <style:style style:name="P38" style:family="paragraph" style:parent-style-name="Standard">
      <style:text-properties officeooo:rsid="00202cbc" officeooo:paragraph-rsid="00202cbc"/>
    </style:style>
    <style:style style:name="P39" style:family="paragraph" style:parent-style-name="Standard">
      <style:text-properties officeooo:rsid="0045a941" officeooo:paragraph-rsid="0045a941"/>
    </style:style>
    <style:style style:name="P40" style:family="paragraph" style:parent-style-name="Standard">
      <style:text-properties style:font-name="Nimbus Roman No9 L" fo:font-size="12pt" officeooo:rsid="0046d822" officeooo:paragraph-rsid="0046d822" style:font-size-asian="10.5pt" style:font-size-complex="12pt"/>
    </style:style>
    <style:style style:name="P41" style:family="paragraph" style:parent-style-name="Standard">
      <style:text-properties style:font-name="Nimbus Roman No9 L" fo:font-size="12pt" officeooo:rsid="00480ef8" officeooo:paragraph-rsid="00480ef8" style:font-size-asian="10.5pt" style:font-size-complex="12pt"/>
    </style:style>
    <style:style style:name="P42" style:family="paragraph" style:parent-style-name="Standard">
      <style:text-properties style:font-name="Nimbus Roman No9 L" fo:font-size="12pt" officeooo:rsid="004d47d6" officeooo:paragraph-rsid="004d47d6" style:font-size-asian="12pt" style:font-size-complex="12pt"/>
    </style:style>
    <style:style style:name="P43" style:family="paragraph" style:parent-style-name="Standard">
      <style:text-properties style:font-name="Nimbus Roman No9 L" fo:font-size="9pt" officeooo:rsid="00489dd6" officeooo:paragraph-rsid="00489dd6" style:font-size-asian="9pt" style:font-size-complex="9pt"/>
    </style:style>
    <style:style style:name="P44" style:family="paragraph" style:parent-style-name="Standard">
      <style:text-properties style:font-name="FreeMono" fo:font-size="6pt" officeooo:rsid="0046d822" officeooo:paragraph-rsid="004f1138" style:font-size-asian="6pt" style:font-size-complex="6pt"/>
    </style:style>
    <style:style style:name="P45" style:family="paragraph" style:parent-style-name="Standard">
      <style:text-properties style:font-name="Nimbus Roman No9 L" fo:font-size="9pt" officeooo:rsid="00489dd6" officeooo:paragraph-rsid="00489dd6" style:font-size-asian="9pt" style:font-size-complex="9pt"/>
    </style:style>
    <style:style style:name="P46" style:family="paragraph" style:parent-style-name="Standard">
      <style:text-properties style:font-name="Nimbus Roman No9 L" fo:font-size="9pt" officeooo:rsid="00489dd6" officeooo:paragraph-rsid="00506ad0" style:font-size-asian="9pt" style:font-size-complex="9pt"/>
    </style:style>
    <style:style style:name="P47" style:family="paragraph" style:parent-style-name="Standard">
      <style:text-properties style:font-name="FreeMono" fo:font-size="8pt" officeooo:rsid="004d47d6" officeooo:paragraph-rsid="0050ca03" style:font-size-asian="8pt" style:font-size-complex="8pt"/>
    </style:style>
    <style:style style:name="P48" style:family="paragraph" style:parent-style-name="Table_20_Contents">
      <style:text-properties fo:font-size="9pt" officeooo:rsid="004e19dd" officeooo:paragraph-rsid="004e19dd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officeooo:rsid="001efcbe" officeooo:paragraph-rsid="0053f66f"/>
    </style:style>
    <style:style style:name="T1" style:family="text">
      <style:text-properties officeooo:rsid="001ad8a7"/>
    </style:style>
    <style:style style:name="T2" style:family="text">
      <style:text-properties officeooo:rsid="001b1f1a"/>
    </style:style>
    <style:style style:name="T3" style:family="text">
      <style:text-properties officeooo:rsid="0020d0ec"/>
    </style:style>
    <style:style style:name="T4" style:family="text">
      <style:text-properties officeooo:rsid="00242eef"/>
    </style:style>
    <style:style style:name="T5" style:family="text">
      <style:text-properties officeooo:rsid="0024f1f1"/>
    </style:style>
    <style:style style:name="T6" style:family="text">
      <style:text-properties officeooo:rsid="00264af1"/>
    </style:style>
    <style:style style:name="T7" style:family="text">
      <style:text-properties officeooo:rsid="0027bb07"/>
    </style:style>
    <style:style style:name="T8" style:family="text">
      <style:text-properties officeooo:rsid="00293ba7"/>
    </style:style>
    <style:style style:name="T9" style:family="text">
      <style:text-properties officeooo:rsid="002cae55"/>
    </style:style>
    <style:style style:name="T10" style:family="text">
      <style:text-properties officeooo:rsid="0030463e"/>
    </style:style>
    <style:style style:name="T11" style:family="text">
      <style:text-properties officeooo:rsid="00317c0b"/>
    </style:style>
    <style:style style:name="T12" style:family="text">
      <style:text-properties officeooo:rsid="0031ae6c"/>
    </style:style>
    <style:style style:name="T13" style:family="text">
      <style:text-properties officeooo:rsid="0034077c"/>
    </style:style>
    <style:style style:name="T14" style:family="text">
      <style:text-properties officeooo:rsid="0034ae6a"/>
    </style:style>
    <style:style style:name="T15" style:family="text">
      <style:text-properties officeooo:rsid="003598d6"/>
    </style:style>
    <style:style style:name="T16" style:family="text">
      <style:text-properties officeooo:rsid="0037e2cf"/>
    </style:style>
    <style:style style:name="T17" style:family="text">
      <style:text-properties officeooo:rsid="00390a8c"/>
    </style:style>
    <style:style style:name="T18" style:family="text">
      <style:text-properties officeooo:rsid="003a75a8"/>
    </style:style>
    <style:style style:name="T19" style:family="text">
      <style:text-properties officeooo:rsid="003c569b"/>
    </style:style>
    <style:style style:name="T20" style:family="text">
      <style:text-properties officeooo:rsid="003dbb6b"/>
    </style:style>
    <style:style style:name="T21" style:family="text">
      <style:text-properties officeooo:rsid="003f8f3c"/>
    </style:style>
    <style:style style:name="T22" style:family="text">
      <style:text-properties officeooo:rsid="0043c1b1"/>
    </style:style>
    <style:style style:name="T23" style:family="text">
      <style:text-properties officeooo:rsid="00441375"/>
    </style:style>
    <style:style style:name="T24" style:family="text">
      <style:text-properties officeooo:rsid="004f1138"/>
    </style:style>
    <style:style style:name="T25" style:family="text">
      <style:text-properties officeooo:rsid="00506ad0"/>
    </style:style>
    <style:style style:name="T26" style:family="text">
      <style:text-properties officeooo:rsid="0050ca03"/>
    </style:style>
    <style:style style:name="T27" style:family="text">
      <style:text-properties officeooo:rsid="00521769"/>
    </style:style>
    <style:style style:name="T28" style:family="text">
      <style:text-properties officeooo:rsid="0053f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2"/>
            <text:p text:style-name="P1"><text:span text:style-name="T1">Лабораторная работа № </text:span><text:span text:style-name="T2">2</text:span></text:p>
            <text:p text:style-name="P3">Лексический анализ транслируемой программы</text:p>
          </table:table-cell>
          <table:table-cell table:style-name="Таблица1.A1" office:value-type="string">
            <text:p text:style-name="P2">Студент</text:p>
          </table:table-cell>
          <table:table-cell table:style-name="Таблица1.C1" office:value-type="string">
            <text:p text:style-name="P49"><text:span text:style-name="T28"/></text:p>
          </table:table-cell>
        </table:table-row>
        <table:table-row>
          <table:covered-table-cell/>
          <table:table-cell table:style-name="Таблица1.B2" office:value-type="string">
            <text:p text:style-name="P2">Группа</text:p>
          </table:table-cell>
          <table:table-cell table:style-name="Таблица1.C2" office:value-type="string">
            <text:p text:style-name="P2">ИВТ-460</text:p>
          </table:table-cell>
        </table:table-row>
        <table:table-row>
          <table:covered-table-cell/>
          <table:table-cell table:style-name="Таблица1.B2" office:value-type="string">
            <text:p text:style-name="P2">Преподаватель</text:p>
          </table:table-cell>
          <table:table-cell table:style-name="Таблица1.C2" office:value-type="string">
            <text:p text:style-name="P2">Сычев О. А.</text:p>
          </table:table-cell>
        </table:table-row>
      </table:table>
      <text:p text:style-name="Standard"/>
      <text:p text:style-name="P38">Реализуемый язык: Common Lisp.</text:p>
      <text:p text:style-name="P3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7">Тип лексемы</text:p>
          </table:table-cell>
          <table:table-cell table:style-name="Таблица2.A1" office:value-type="string">
            <text:p text:style-name="P17">Лексема</text:p>
          </table:table-cell>
          <table:table-cell table:style-name="Таблица2.C1" office:value-type="string">
            <text:p text:style-name="P5"><text:span text:style-name="T3">Значение, </text:span><text:span text:style-name="T9">особенности</text:span></text:p>
          </table:table-cell>
        </table:table-row>
        <table:table-row>
          <table:table-cell table:style-name="Таблица2.A2" table:number-rows-spanned="45" office:value-type="string">
            <text:p text:style-name="P17">Ключевое слово</text:p>
          </table:table-cell>
          <table:table-cell table:style-name="Таблица2.A2" office:value-type="string">
            <text:p text:style-name="P18">loop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for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in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do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from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to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repeat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whil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until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progn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defparameter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setf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let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vector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vector-push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vector-pop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elt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list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count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find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position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remov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substitut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concatenat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if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dotimes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defun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slot-valu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open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clos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with-open-fil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format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funcall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defclass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'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48">print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48">length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:initform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:reader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:writer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:accessor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:initarg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:allocation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:typ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20">:documentation</text:p>
          </table:table-cell>
          <table:table-cell table:style-name="Таблица2.C2" office:value-type="string">
            <text:p text:style-name="P4"/>
          </table:table-cell>
        </table:table-row>
        <table:table-row>
          <table:table-cell table:style-name="Таблица2.A2" table:number-rows-spanned="2" office:value-type="string">
            <text:p text:style-name="P21">Комментарий</text:p>
          </table:table-cell>
          <table:table-cell table:style-name="Таблица2.A2" office:value-type="string">
            <text:p text:style-name="P21">; …</text:p>
          </table:table-cell>
          <table:table-cell table:style-name="Таблица2.C2" office:value-type="string">
            <text:p text:style-name="P6"><text:span text:style-name="T5">однострочный</text:span><text:span text:style-name="T4"> к</text:span><text:span text:style-name="T6">о</text:span><text:span text:style-name="T4">мментарий</text:span></text:p>
          </table:table-cell>
        </table:table-row>
        <table:table-row>
          <table:covered-table-cell/>
          <table:table-cell table:style-name="Таблица2.A2" office:value-type="string">
            <text:p text:style-name="P21">#| … |#</text:p>
          </table:table-cell>
          <table:table-cell table:style-name="Таблица2.C2" office:value-type="string">
            <text:p text:style-name="P7"><text:span text:style-name="T8">многострочный</text:span><text:span text:style-name="T7"> комментарий</text:span></text:p>
          </table:table-cell>
        </table:table-row>
        <table:table-row>
          <table:table-cell table:style-name="Таблица2.A2" office:value-type="string">
            <text:p text:style-name="P22">Строковая константа</text:p>
          </table:table-cell>
          <table:table-cell table:style-name="Таблица2.A2" office:value-type="string">
            <text:p text:style-name="P22">" … "</text:p>
          </table:table-cell>
          <table:table-cell table:style-name="Таблица2.C2" office:value-type="string">
            <text:p text:style-name="P23">может быть многострочной, не обязательно завершена нулем.</text:p>
          </table:table-cell>
        </table:table-row>
        <table:table-row>
          <table:table-cell table:style-name="Таблица2.A2" table:number-rows-spanned="4" office:value-type="string">
            <text:p text:style-name="P9"><text:span text:style-name="T16">Целочисленная</text:span><text:span text:style-name="T10"> константа</text:span></text:p>
          </table:table-cell>
          <table:table-cell table:style-name="Таблица2.A2" office:value-type="string">
            <text:p text:style-name="P24">#b&lt;двоичное число&gt;</text:p>
          </table:table-cell>
          <table:table-cell table:style-name="Таблица2.C2" office:value-type="string">
            <text:p text:style-name="P24">в бинарном виде</text:p>
          </table:table-cell>
        </table:table-row>
        <table:table-row>
          <table:covered-table-cell/>
          <table:table-cell table:style-name="Таблица2.A2" office:value-type="string">
            <text:p text:style-name="P24">#o&lt;восьмеричное число&gt;</text:p>
          </table:table-cell>
          <table:table-cell table:style-name="Таблица2.C2" office:value-type="string">
            <text:p text:style-name="P24">в восьмеричном виде</text:p>
          </table:table-cell>
        </table:table-row>
        <table:table-row>
          <table:covered-table-cell/>
          <table:table-cell table:style-name="Таблица2.A2" office:value-type="string">
            <text:p text:style-name="P11"><text:span text:style-name="T14">&lt;д</text:span><text:span text:style-name="T13">есятеричное число</text:span><text:span text:style-name="T14">&gt;</text:span></text:p>
          </table:table-cell>
          <table:table-cell table:style-name="Таблица2.C2" office:value-type="string">
            <text:p text:style-name="P25">в десятеричном виде</text:p>
          </table:table-cell>
        </table:table-row>
        <table:table-row>
          <table:covered-table-cell/>
          <table:table-cell table:style-name="Таблица2.A2" office:value-type="string">
            <text:p text:style-name="P25">#h&lt;шестнадцатиричное число&gt;</text:p>
          </table:table-cell>
          <table:table-cell table:style-name="Таблица2.C2" office:value-type="string">
            <text:p text:style-name="P12"><text:span text:style-name="T17">в</text:span><text:span text:style-name="T15"> шестнадцатеричном виде</text:span></text:p>
          </table:table-cell>
        </table:table-row>
        <table:table-row>
          <table:table-cell table:style-name="Таблица2.A2" table:number-rows-spanned="2" office:value-type="string">
            <text:p text:style-name="P26">Символьная константа</text:p>
          </table:table-cell>
          <table:table-cell table:style-name="Таблица2.A2" office:value-type="string">
            <text:p text:style-name="P27">#\&lt;символ&gt;</text:p>
          </table:table-cell>
          <table:table-cell table:style-name="Таблица2.C2" office:value-type="string">
            <text:p text:style-name="P27">печатный символ</text:p>
          </table:table-cell>
        </table:table-row>
        <table:table-row>
          <table:covered-table-cell/>
          <table:table-cell table:style-name="Таблица2.A2" office:value-type="string">
            <text:p text:style-name="P28">#\&lt;ключевое слово&gt;</text:p>
          </table:table-cell>
          <table:table-cell table:style-name="Таблица2.C2" office:value-type="string">
            <text:p text:style-name="P28">специальный символ, допустимые ключевые слова: space, tab, newline, page, rubout, linefeed, return, backspace</text:p>
          </table:table-cell>
        </table:table-row>
        <table:table-row>
          <table:table-cell table:style-name="Таблица2.A2" table:number-rows-spanned="2" office:value-type="string">
            <text:p text:style-name="P10"><text:span text:style-name="T12">Булева</text:span><text:span text:style-name="T11"> константа</text:span></text:p>
          </table:table-cell>
          <table:table-cell table:style-name="Таблица2.A2" office:value-type="string">
            <text:p text:style-name="P26">t</text:p>
          </table:table-cell>
          <table:table-cell table:style-name="Таблица2.C2" office:value-type="string">
            <text:p text:style-name="P26">истина</text:p>
          </table:table-cell>
        </table:table-row>
        <table:table-row>
          <table:covered-table-cell/>
          <table:table-cell table:style-name="Таблица2.A2" office:value-type="string">
            <text:p text:style-name="P26">nil</text:p>
          </table:table-cell>
          <table:table-cell table:style-name="Таблица2.C2" office:value-type="string">
            <text:p text:style-name="P26">ложь</text:p>
          </table:table-cell>
        </table:table-row>
        <table:table-row>
          <table:table-cell table:style-name="Таблица2.A2" table:number-rows-spanned="13" office:value-type="string">
            <text:p text:style-name="P29">Операции</text:p>
          </table:table-cell>
          <table:table-cell table:style-name="Таблица2.A2" office:value-type="string">
            <text:p text:style-name="P29">( … )</text:p>
          </table:table-cell>
          <table:table-cell table:style-name="Таблица2.C2" office:value-type="string">
            <text:p text:style-name="P30">скобки</text:p>
          </table:table-cell>
        </table:table-row>
        <table:table-row>
          <table:covered-table-cell/>
          <table:table-cell table:style-name="Таблица2.A2" office:value-type="string">
            <text:p text:style-name="P31">+</text:p>
          </table:table-cell>
          <table:table-cell table:style-name="Таблица2.C2" office:value-type="string">
            <text:p text:style-name="P13"><text:span text:style-name="T18">арифметика — сложить, </text:span><text:span text:style-name="T21">может быть частью символа, если после него не идет пробел или скобка</text:span></text:p>
          </table:table-cell>
        </table:table-row>
        <table:table-row>
          <table:covered-table-cell/>
          <table:table-cell table:style-name="Таблица2.A2" office:value-type="string">
            <text:p text:style-name="P31">-</text:p>
          </table:table-cell>
          <table:table-cell table:style-name="Таблица2.C2" office:value-type="string">
            <text:p text:style-name="P15"><text:span text:style-name="T18">арифметика - </text:span><text:span text:style-name="T19">вычесть</text:span><text:span text:style-name="T18">, </text:span><text:span text:style-name="T21">может быть частью символа, если после него не идет пробел или скобка</text:span></text:p>
          </table:table-cell>
        </table:table-row>
        <table:table-row>
          <table:covered-table-cell/>
          <table:table-cell table:style-name="Таблица2.A2" office:value-type="string">
            <text:p text:style-name="P8">*</text:p>
          </table:table-cell>
          <table:table-cell table:style-name="Таблица2.C2" office:value-type="string">
            <text:p text:style-name="P15"><text:span text:style-name="T18">арифметика - </text:span><text:span text:style-name="T19">умножить</text:span><text:span text:style-name="T18">, </text:span><text:span text:style-name="T21">может быть частью символа, если после него не идет пробел или скобка</text:span></text:p>
          </table:table-cell>
        </table:table-row>
        <table:table-row>
          <table:covered-table-cell/>
          <table:table-cell table:style-name="Таблица2.A2" office:value-type="string">
            <text:p text:style-name="P8">/</text:p>
          </table:table-cell>
          <table:table-cell table:style-name="Таблица2.C2" office:value-type="string">
            <text:p text:style-name="P15"><text:span text:style-name="T18">арифметика - сложить, </text:span><text:span text:style-name="T21">может быть частью символа, если после него не идет пробел или скобка</text:span></text:p>
          </table:table-cell>
        </table:table-row>
        <table:table-row>
          <table:covered-table-cell/>
          <table:table-cell table:style-name="Таблица2.A2" office:value-type="string">
            <text:p text:style-name="P31">&gt;</text:p>
          </table:table-cell>
          <table:table-cell table:style-name="Таблица2.C2" office:value-type="string">
            <text:p text:style-name="P15"><text:span text:style-name="T19">логика</text:span><text:span text:style-name="T18"> - </text:span><text:span text:style-name="T19">больше</text:span><text:span text:style-name="T18">, </text:span><text:span text:style-name="T21">может быть частью символа, если после него не идет пробел или скобка</text:span></text:p>
          </table:table-cell>
        </table:table-row>
        <table:table-row>
          <table:covered-table-cell/>
          <table:table-cell table:style-name="Таблица2.A2" office:value-type="string">
            <text:p text:style-name="P31">&gt;=</text:p>
          </table:table-cell>
          <table:table-cell table:style-name="Таблица2.C2" office:value-type="string">
            <text:p text:style-name="P15"><text:span text:style-name="T19">логика</text:span><text:span text:style-name="T18"> - </text:span><text:span text:style-name="T19">больше либо равно</text:span><text:span text:style-name="T18">, </text:span><text:span text:style-name="T21">может быть частью символа, если после него не идет пробел или скобка</text:span></text:p>
          </table:table-cell>
        </table:table-row>
        <table:table-row>
          <table:covered-table-cell/>
          <table:table-cell table:style-name="Таблица2.A2" office:value-type="string">
            <text:p text:style-name="P31">&lt;</text:p>
          </table:table-cell>
          <table:table-cell table:style-name="Таблица2.C2" office:value-type="string">
            <text:p text:style-name="P15"><text:span text:style-name="T19">логика</text:span><text:span text:style-name="T18"> - </text:span><text:span text:style-name="T19">меньше</text:span><text:span text:style-name="T18">, </text:span><text:span text:style-name="T21">может быть частью символа, если после него не идет пробел или скобка</text:span></text:p>
          </table:table-cell>
        </table:table-row>
        <table:table-row>
          <table:covered-table-cell/>
          <table:table-cell table:style-name="Таблица2.A2" office:value-type="string">
            <text:p text:style-name="P31">&lt;=</text:p>
          </table:table-cell>
          <table:table-cell table:style-name="Таблица2.C2" office:value-type="string">
            <text:p text:style-name="P15"><text:span text:style-name="T19">логика</text:span><text:span text:style-name="T18"> - </text:span><text:span text:style-name="T19">меньше либо равно</text:span><text:span text:style-name="T18">, </text:span><text:span text:style-name="T21">может быть частью символа, если после него не идет пробел или скобка</text:span></text:p>
          </table:table-cell>
        </table:table-row>
        <table:table-row>
          <table:covered-table-cell/>
          <table:table-cell table:style-name="Таблица2.A2" office:value-type="string">
            <text:p text:style-name="P32">=</text:p>
          </table:table-cell>
          <table:table-cell table:style-name="Таблица2.C2" office:value-type="string">
            <text:p text:style-name="P15"><text:span text:style-name="T19">логика</text:span><text:span text:style-name="T18"> - </text:span><text:span text:style-name="T20">равно</text:span><text:span text:style-name="T18">, </text:span><text:span text:style-name="T21">может быть частью символа, если после него не идет пробел или скобка</text:span></text:p>
          </table:table-cell>
        </table:table-row>
        <table:table-row>
          <table:covered-table-cell/>
          <table:table-cell table:style-name="Таблица2.A2" office:value-type="string">
            <text:p text:style-name="P33">and</text:p>
          </table:table-cell>
          <table:table-cell table:style-name="Таблица2.C2" office:value-type="string">
            <text:p text:style-name="P14"><text:span text:style-name="T19">логика</text:span><text:span text:style-name="T18"> - </text:span><text:span text:style-name="T20">и</text:span></text:p>
          </table:table-cell>
        </table:table-row>
        <table:table-row>
          <table:covered-table-cell/>
          <table:table-cell table:style-name="Таблица2.A2" office:value-type="string">
            <text:p text:style-name="P33">or</text:p>
          </table:table-cell>
          <table:table-cell table:style-name="Таблица2.C2" office:value-type="string">
            <text:p text:style-name="P14"><text:span text:style-name="T19">логика</text:span><text:span text:style-name="T18"> - </text:span><text:span text:style-name="T20">или</text:span></text:p>
          </table:table-cell>
        </table:table-row>
        <table:table-row>
          <table:covered-table-cell/>
          <table:table-cell table:style-name="Таблица2.A2" office:value-type="string">
            <text:p text:style-name="P33">not</text:p>
          </table:table-cell>
          <table:table-cell table:style-name="Таблица2.C2" office:value-type="string">
            <text:p text:style-name="P14"><text:span text:style-name="T19">логика</text:span><text:span text:style-name="T18"> - </text:span><text:span text:style-name="T20">не</text:span></text:p>
          </table:table-cell>
        </table:table-row>
        <table:table-row>
          <table:table-cell table:style-name="Таблица2.A2" table:number-rows-spanned="2" office:value-type="string">
            <text:p text:style-name="P34">Символ</text:p>
          </table:table-cell>
          <table:table-cell table:style-name="Таблица2.A2" office:value-type="string">
            <text:p text:style-name="P8">...</text:p>
          </table:table-cell>
          <table:table-cell table:style-name="Таблица2.C2" office:value-type="string">
            <text:p text:style-name="P16"><text:span text:style-name="T23">имя переменной, метода, класса и т. д., </text:span><text:span text:style-name="T22">алфавито-циферными считаются следующие символы: a-zA-Z0-9+-*/@$%^&amp;_=&lt;&gt;~.</text:span></text:p>
          </table:table-cell>
        </table:table-row>
        <table:table-row>
          <table:covered-table-cell/>
          <table:table-cell table:style-name="Таблица2.A2" office:value-type="string">
            <text:p text:style-name="P8">:...</text:p>
          </table:table-cell>
          <table:table-cell table:style-name="Таблица2.C2" office:value-type="string">
            <text:p text:style-name="P35">специальный синтаксис при создании экземпляра класса, обозначает имя типа для привязки к слоту</text:p>
          </table:table-cell>
        </table:table-row>
      </table:table>
      <text:p text:style-name="P38"/>
      <text:p text:style-name="P38"/>
      <text:p text:style-name="P38"><text:soft-page-break/></text:p>
      <text:p text:style-name="P38"/>
      <text:p text:style-name="P39">Входной файл для flex</text:p>
      <text:p text:style-name="P39"/>
      <text:p text:style-name="P44"><text:span text:style-name="T24">%{</text:span></text:p>
      <text:p text:style-name="P44"><text:span text:style-name="T24">#include &lt;string.h&gt;</text:span></text:p>
      <text:p text:style-name="P44"><text:span text:style-name="T24">int my_powah(int base, int n)</text:span></text:p>
      <text:p text:style-name="P44"><text:span text:style-name="T24">{</text:span></text:p>
      <text:p text:style-name="P44"><text:span text:style-name="T24"><text:s text:c="4"/>int result = 1;</text:span></text:p>
      <text:p text:style-name="P44"><text:span text:style-name="T24"><text:s text:c="4"/>for (int i = 0; i &lt; n; i++)</text:span></text:p>
      <text:p text:style-name="P44"><text:span text:style-name="T24"><text:s text:c="8"/>result *= base;</text:span></text:p>
      <text:p text:style-name="P44"><text:span text:style-name="T24"><text:s text:c="4"/>return result;</text:span></text:p>
      <text:p text:style-name="P44"><text:span text:style-name="T24">}</text:span></text:p>
      <text:p text:style-name="P44"><text:span text:style-name="T24">int nondec2dec(char * string, int base) {</text:span></text:p>
      <text:p text:style-name="P44"><text:span text:style-name="T24"><text:s text:c="4"/>int result = 0;</text:span></text:p>
      <text:p text:style-name="P44"><text:span text:style-name="T24"><text:s text:c="4"/>size_t length = strlen(string);</text:span></text:p>
      <text:p text:style-name="P44"><text:span text:style-name="T24"><text:s text:c="4"/>for (size_t i = 0; i &lt; length; i++)</text:span></text:p>
      <text:p text:style-name="P44"><text:span text:style-name="T24"><text:s text:c="4"/>{</text:span></text:p>
      <text:p text:style-name="P44"><text:span text:style-name="T24"><text:s text:c="8"/>char cur = string[length - i - 1];</text:span></text:p>
      <text:p text:style-name="P44"><text:span text:style-name="T24"><text:s text:c="8"/>int tmp = 0;</text:span></text:p>
      <text:p text:style-name="P44"><text:span text:style-name="T24"><text:s text:c="8"/>switch (cur)</text:span></text:p>
      <text:p text:style-name="P44"><text:span text:style-name="T24"><text:s text:c="8"/>{</text:span></text:p>
      <text:p text:style-name="P44"><text:span text:style-name="T24"><text:s text:c="8"/>case '0':</text:span></text:p>
      <text:p text:style-name="P44"><text:span text:style-name="T24"><text:s text:c="8"/>case '1':</text:span></text:p>
      <text:p text:style-name="P44"><text:span text:style-name="T24"><text:s text:c="8"/>case '2':</text:span></text:p>
      <text:p text:style-name="P44"><text:span text:style-name="T24"><text:s text:c="8"/>case '3':</text:span></text:p>
      <text:p text:style-name="P44"><text:span text:style-name="T24"><text:s text:c="8"/>case '4':</text:span></text:p>
      <text:p text:style-name="P44"><text:span text:style-name="T24"><text:s text:c="8"/>case '5':</text:span></text:p>
      <text:p text:style-name="P44"><text:span text:style-name="T24"><text:s text:c="8"/>case '6':</text:span></text:p>
      <text:p text:style-name="P44"><text:span text:style-name="T24"><text:s text:c="8"/>case '7':</text:span></text:p>
      <text:p text:style-name="P44"><text:span text:style-name="T24"><text:s text:c="8"/>case '8':</text:span></text:p>
      <text:p text:style-name="P44"><text:span text:style-name="T24"><text:s text:c="8"/>case '9':</text:span></text:p>
      <text:p text:style-name="P44"><text:span text:style-name="T24"><text:s text:c="12"/>tmp = (int)cur - 0x30;</text:span></text:p>
      <text:p text:style-name="P44"><text:span text:style-name="T24"><text:s text:c="12"/>break;</text:span></text:p>
      <text:p text:style-name="P44"><text:span text:style-name="T24"><text:s text:c="8"/>case 'A':</text:span></text:p>
      <text:p text:style-name="P44"><text:span text:style-name="T24"><text:s text:c="8"/>case 'B':</text:span></text:p>
      <text:p text:style-name="P44"><text:span text:style-name="T24"><text:s text:c="8"/>case 'C':</text:span></text:p>
      <text:p text:style-name="P44"><text:span text:style-name="T24"><text:s text:c="8"/>case 'D':</text:span></text:p>
      <text:p text:style-name="P44"><text:span text:style-name="T24"><text:s text:c="8"/>case 'E':</text:span></text:p>
      <text:p text:style-name="P44"><text:span text:style-name="T24"><text:s text:c="8"/>case 'F':</text:span></text:p>
      <text:p text:style-name="P44"><text:span text:style-name="T24"><text:s text:c="12"/>tmp = (int)cur - ('A' - 0xA);</text:span></text:p>
      <text:p text:style-name="P44"><text:span text:style-name="T24"><text:s text:c="12"/>break;</text:span></text:p>
      <text:p text:style-name="P44"><text:span text:style-name="T24"><text:s text:c="8"/>case 'a':</text:span></text:p>
      <text:p text:style-name="P44"><text:span text:style-name="T24"><text:s text:c="8"/>case 'b':</text:span></text:p>
      <text:p text:style-name="P44"><text:span text:style-name="T24"><text:s text:c="8"/>case 'c':</text:span></text:p>
      <text:p text:style-name="P44"><text:span text:style-name="T24"><text:s text:c="8"/>case 'd':</text:span></text:p>
      <text:p text:style-name="P44"><text:span text:style-name="T24"><text:s text:c="8"/>case 'e':</text:span></text:p>
      <text:p text:style-name="P44"><text:span text:style-name="T24"><text:s text:c="8"/>case 'f':</text:span></text:p>
      <text:p text:style-name="P44"><text:span text:style-name="T24"><text:s text:c="12"/>tmp = (int)cur - ('a' - 0xA);</text:span></text:p>
      <text:p text:style-name="P44"><text:span text:style-name="T24"><text:s text:c="12"/>break;</text:span></text:p>
      <text:p text:style-name="P44"><text:span text:style-name="T24"><text:s text:c="8"/>default:</text:span></text:p>
      <text:p text:style-name="P44"><text:span text:style-name="T24"><text:s text:c="12"/>tmp = 0;</text:span></text:p>
      <text:p text:style-name="P44"><text:span text:style-name="T24"><text:s text:c="8"/>}</text:span></text:p>
      <text:p text:style-name="P44"><text:span text:style-name="T24"><text:s text:c="8"/>result += tmp * my_powah(base, i);</text:span></text:p>
      <text:p text:style-name="P44"><text:span text:style-name="T24"><text:s text:c="4"/>}</text:span></text:p>
      <text:p text:style-name="P44"><text:span text:style-name="T24"><text:s text:c="4"/>return result;</text:span></text:p>
      <text:p text:style-name="P44"><text:span text:style-name="T24">}</text:span></text:p>
      <text:p text:style-name="P44"><text:span text:style-name="T24">void buffer_output(char * title, char * buf, unsigned int len)</text:span></text:p>
      <text:p text:style-name="P44"><text:span text:style-name="T24">{</text:span></text:p>
      <text:p text:style-name="P44"><text:span text:style-name="T24"><text:s text:c="4"/>printf("%s", title);</text:span></text:p>
      <text:p text:style-name="P44"><text:span text:style-name="T24"><text:s text:c="4"/>for (unsigned int i = 0; i &lt; len; i++)</text:span></text:p>
      <text:p text:style-name="P44"><text:span text:style-name="T24"><text:s text:c="8"/>printf("%c", buf[i]);</text:span></text:p>
      <text:p text:style-name="P44"><text:span text:style-name="T24"><text:s text:c="4"/>printf("\n");</text:span></text:p>
      <text:p text:style-name="P44"><text:span text:style-name="T24">}</text:span></text:p>
      <text:p text:style-name="P44"><text:span text:style-name="T24">%}</text:span></text:p>
      <text:p text:style-name="P44"><text:span text:style-name="T24"/></text:p>
      <text:p text:style-name="P44"><text:span text:style-name="T24">%option noyywrap</text:span></text:p>
      <text:p text:style-name="P44"><text:span text:style-name="T24">%option never-interactive</text:span></text:p>
      <text:p text:style-name="P44"><text:span text:style-name="T24">%option case-insensitive</text:span></text:p>
      <text:p text:style-name="P44"><text:span text:style-name="T24">DIGIT_BIN <text:s text:c="6"/>[0-1]</text:span></text:p>
      <text:p text:style-name="P44"><text:span text:style-name="T24">DIGIT_OCT <text:s text:c="6"/>[0-7]</text:span></text:p>
      <text:p text:style-name="P44"><text:span text:style-name="T24">DIGIT_DEC <text:s text:c="6"/>[0-9]</text:span></text:p>
      <text:p text:style-name="P44"><text:span text:style-name="T24">DIGIT_HEX <text:s text:c="6"/>[0-9a-fA-F]</text:span></text:p>
      <text:p text:style-name="P44"><text:span text:style-name="T24">WHITESPACE <text:s text:c="5"/>[ \t\n\r]</text:span></text:p>
      <text:p text:style-name="P44"><text:span text:style-name="T24">NOTWHITESPACE <text:s text:c="2"/>[^ \t\n\r]</text:span></text:p>
      <text:p text:style-name="P44"><text:span text:style-name="T24">SYMBOLID <text:s text:c="7"/>[a-zA-Z0-9+\-*/@$%^&amp;_=&lt;&gt;~.]</text:span></text:p>
      <text:p text:style-name="P44"><text:span text:style-name="T24">DELIMETER <text:s text:c="6"/>[ \t\n\r()]</text:span></text:p>
      <text:p text:style-name="P44"><text:span text:style-name="T24">%x COMMENT_ML</text:span></text:p>
      <text:p text:style-name="P44"><text:span text:style-name="T24">%x STRING</text:span></text:p>
      <text:p text:style-name="P44"><text:span text:style-name="T24"/></text:p>
      <text:p text:style-name="P44"><text:span text:style-name="T24">%%</text:span></text:p>
      <text:p text:style-name="P44"><text:span text:style-name="T24"/></text:p>
      <text:p text:style-name="P44"><text:span text:style-name="T24">%{</text:span></text:p>
      <text:p text:style-name="P44"><text:span text:style-name="T24">char <text:s text:c="11"/>buffer[8 * 1024]; <text:s text:c="2"/>// For storing strings, comments etc.</text:span></text:p>
      <text:p text:style-name="P44"><text:span text:style-name="T24">unsigned int <text:s text:c="3"/>buffer_length = 0; <text:s/>// Length of the buffer.</text:span></text:p>
      <text:p text:style-name="P44"><text:span text:style-name="T24">%}</text:span></text:p>
      <text:p text:style-name="P44"><text:span text:style-name="T24"/></text:p>
      <text:p text:style-name="P44"><text:span text:style-name="T24">"#|" {</text:span></text:p>
      <text:p text:style-name="P44"><text:span text:style-name="T24"><text:s text:c="4"/>// Multiline comment beginning.</text:span></text:p>
      <text:p text:style-name="P44"><text:span text:style-name="T24"><text:s text:c="4"/>buffer_length = 0;</text:span></text:p>
      <text:p text:style-name="P44"><text:span text:style-name="T24"><text:s text:c="4"/>BEGIN(COMMENT_ML);</text:span></text:p>
      <text:p text:style-name="P44"><text:span text:style-name="T24">}</text:span></text:p>
      <text:p text:style-name="P44"><text:span text:style-name="T24">"\"" {</text:span></text:p>
      <text:p text:style-name="P44"><text:span text:style-name="T24"><text:s text:c="4"/>// String constant beginning.</text:span></text:p>
      <text:p text:style-name="P44"><text:span text:style-name="T24"><text:s text:c="4"/>buffer_length = 0;</text:span></text:p>
      <text:p text:style-name="P44"><text:span text:style-name="T24"><text:s text:c="4"/>BEGIN(STRING);</text:span></text:p>
      <text:p text:style-name="P44"><text:span text:style-name="T24">}</text:span></text:p>
      <text:p text:style-name="P44"><text:span text:style-name="T24">";".* {</text:span></text:p>
      <text:p text:style-name="P44"><text:span text:style-name="T24"><text:s text:c="4"/>// Singleline comment.</text:span></text:p>
      <text:p text:style-name="P44"><text:span text:style-name="T24"><text:s text:c="4"/>strcpy(buffer, yytext + 1);</text:span></text:p>
      <text:p text:style-name="P44"><text:span text:style-name="T24"><text:s text:c="4"/>buffer_length = strlen(yytext + 1);</text:span></text:p>
      <text:p text:style-name="P44"><text:span text:style-name="T24"><text:s text:c="4"/>buffer_output("Comment: <text:s text:c="18"/>", buffer, buffer_length);</text:span></text:p>
      <text:p text:style-name="P44"><text:span text:style-name="T24">}</text:span></text:p>
      <text:p text:style-name="P44"><text:span text:style-name="T24">{WHITESPACE}+ {</text:span></text:p>
      <text:p text:style-name="P44"><text:span text:style-name="T24"><text:s text:c="4"/>// Whitespaces.</text:span></text:p>
      <text:p text:style-name="P44"><text:span text:style-name="T24"><text:s text:c="4"/>//printf("Skipping whitespace\n");</text:span></text:p>
      <text:p text:style-name="P44"><text:span text:style-name="T24">}</text:span></text:p>
      <text:p text:style-name="P44"><text:span text:style-name="T24">"(" {</text:span></text:p>
      <text:p text:style-name="P44"><text:span text:style-name="T24"><text:s text:c="4"/>// Opening parenthesis.</text:span></text:p>
      <text:p text:style-name="P44"><text:span text:style-name="T24"><text:s text:c="4"/>printf("Opening paren: <text:s text:c="12"/>%s\n", yytext);</text:span></text:p>
      <text:p text:style-name="P44"><text:span text:style-name="T24">}</text:span></text:p>
      <text:p text:style-name="P44"><text:span text:style-name="T24">")" {</text:span></text:p>
      <text:p text:style-name="P44"><text:span text:style-name="T24"><text:s text:c="4"/>// Closing parenthesis.</text:span></text:p>
      <text:p text:style-name="P44"><text:span text:style-name="T24"><text:s text:c="4"/>printf("Closing paren: <text:s text:c="12"/>%s\n", yytext);</text:span></text:p>
      <text:p text:style-name="P44"><text:span text:style-name="T24">}</text:span></text:p>
      <text:p text:style-name="P44"><text:soft-page-break/><text:span text:style-name="T24">"+"/{DELIMETER} {</text:span></text:p>
      <text:p text:style-name="P44"><text:span text:style-name="T24"><text:s text:c="4"/>// Operator: addition.</text:span></text:p>
      <text:p text:style-name="P44"><text:span text:style-name="T24"><text:s text:c="4"/>printf("Operator add: <text:s text:c="13"/>%s\n", yytext);</text:span></text:p>
      <text:p text:style-name="P44"><text:span text:style-name="T24">}</text:span></text:p>
      <text:p text:style-name="P44"><text:span text:style-name="T24">"-"/{DELIMETER} {</text:span></text:p>
      <text:p text:style-name="P44"><text:span text:style-name="T24"><text:s text:c="4"/>// Operator: subtraction.</text:span></text:p>
      <text:p text:style-name="P44"><text:span text:style-name="T24"><text:s text:c="4"/>printf("Operator sub: <text:s text:c="13"/>%s\n", yytext);</text:span></text:p>
      <text:p text:style-name="P44"><text:span text:style-name="T24">}</text:span></text:p>
      <text:p text:style-name="P44"><text:span text:style-name="T24">"*"/{DELIMETER} {</text:span></text:p>
      <text:p text:style-name="P44"><text:span text:style-name="T24"><text:s text:c="4"/>// Operator: multiplication.</text:span></text:p>
      <text:p text:style-name="P44"><text:span text:style-name="T24"><text:s text:c="4"/>printf("Operator mult: <text:s text:c="12"/>%s\n", yytext);</text:span></text:p>
      <text:p text:style-name="P44"><text:span text:style-name="T24">}</text:span></text:p>
      <text:p text:style-name="P44"><text:span text:style-name="T24">"/"/{DELIMETER} {</text:span></text:p>
      <text:p text:style-name="P44"><text:span text:style-name="T24"><text:s text:c="4"/>// Operator: division.</text:span></text:p>
      <text:p text:style-name="P44"><text:span text:style-name="T24"><text:s text:c="4"/>printf("Operator div: <text:s text:c="13"/>%s\n", yytext);</text:span></text:p>
      <text:p text:style-name="P44"><text:span text:style-name="T24">}</text:span></text:p>
      <text:p text:style-name="P44"><text:span text:style-name="T24">"&gt;"/{DELIMETER} {</text:span></text:p>
      <text:p text:style-name="P44"><text:span text:style-name="T24"><text:s text:c="4"/>// Operator: greater.</text:span></text:p>
      <text:p text:style-name="P44"><text:span text:style-name="T24"><text:s text:c="4"/>printf("Operator greater: <text:s text:c="9"/>%s\n", yytext);</text:span></text:p>
      <text:p text:style-name="P44"><text:span text:style-name="T24">}</text:span></text:p>
      <text:p text:style-name="P44"><text:span text:style-name="T24">"&gt;="/{DELIMETER} {</text:span></text:p>
      <text:p text:style-name="P44"><text:span text:style-name="T24"><text:s text:c="4"/>// Operator: greater or equal.</text:span></text:p>
      <text:p text:style-name="P44"><text:span text:style-name="T24"><text:s text:c="4"/>printf("Operator greater or equal: %s\n", yytext);</text:span></text:p>
      <text:p text:style-name="P44"><text:span text:style-name="T24">}</text:span></text:p>
      <text:p text:style-name="P44"><text:span text:style-name="T24">"&lt;"/{DELIMETER} {</text:span></text:p>
      <text:p text:style-name="P44"><text:span text:style-name="T24"><text:s text:c="4"/>// Operator: less.</text:span></text:p>
      <text:p text:style-name="P44"><text:span text:style-name="T24"><text:s text:c="4"/>printf("Operator less: <text:s text:c="12"/>%s\n", yytext);</text:span></text:p>
      <text:p text:style-name="P44"><text:span text:style-name="T24">}</text:span></text:p>
      <text:p text:style-name="P44"><text:span text:style-name="T24">"&lt;="/{DELIMETER} {</text:span></text:p>
      <text:p text:style-name="P44"><text:span text:style-name="T24"><text:s text:c="4"/>// Operator: less or equal.</text:span></text:p>
      <text:p text:style-name="P44"><text:span text:style-name="T24"><text:s text:c="4"/>printf("Operator less or equal: <text:s text:c="3"/>%s\n", yytext);</text:span></text:p>
      <text:p text:style-name="P44"><text:span text:style-name="T24">}</text:span></text:p>
      <text:p text:style-name="P44"><text:span text:style-name="T24">"="/{DELIMETER} {</text:span></text:p>
      <text:p text:style-name="P44"><text:span text:style-name="T24"><text:s text:c="4"/>// Operator: equal.</text:span></text:p>
      <text:p text:style-name="P44"><text:span text:style-name="T24"><text:s text:c="4"/>printf("Operator equal: <text:s text:c="11"/>%s\n", yytext);</text:span></text:p>
      <text:p text:style-name="P44"><text:span text:style-name="T24">}</text:span></text:p>
      <text:p text:style-name="P44"><text:span text:style-name="T24">"and" {</text:span></text:p>
      <text:p text:style-name="P44"><text:span text:style-name="T24"><text:s text:c="4"/>// Operator: and.</text:span></text:p>
      <text:p text:style-name="P44"><text:span text:style-name="T24"><text:s text:c="4"/>printf("Operator and: <text:s text:c="13"/>%s\n", yytext);</text:span></text:p>
      <text:p text:style-name="P44"><text:span text:style-name="T24">}</text:span></text:p>
      <text:p text:style-name="P44"><text:span text:style-name="T24">"or" {</text:span></text:p>
      <text:p text:style-name="P44"><text:span text:style-name="T24"><text:s text:c="4"/>// Operator: or.</text:span></text:p>
      <text:p text:style-name="P44"><text:span text:style-name="T24"><text:s text:c="4"/>printf("Operator or: <text:s text:c="14"/>%s\n", yytext);</text:span></text:p>
      <text:p text:style-name="P44"><text:span text:style-name="T24">}</text:span></text:p>
      <text:p text:style-name="P44"><text:span text:style-name="T24">"not" {</text:span></text:p>
      <text:p text:style-name="P44"><text:span text:style-name="T24"><text:s text:c="4"/>// Operator: not.</text:span></text:p>
      <text:p text:style-name="P44"><text:span text:style-name="T24"><text:s text:c="4"/>printf("Operator not: <text:s text:c="13"/>%s\n", yytext);</text:span></text:p>
      <text:p text:style-name="P44"><text:span text:style-name="T24">}</text:span></text:p>
      <text:p text:style-name="P44"><text:span text:style-name="T24">"t" {</text:span></text:p>
      <text:p text:style-name="P44"><text:span text:style-name="T24"><text:s text:c="4"/>// Boolean constant - true.</text:span></text:p>
      <text:p text:style-name="P44"><text:span text:style-name="T24"><text:s text:c="4"/>printf("Boolean constant - true: <text:s text:c="2"/>%s\n", yytext);</text:span></text:p>
      <text:p text:style-name="P44"><text:span text:style-name="T24">}</text:span></text:p>
      <text:p text:style-name="P44"><text:span text:style-name="T24">"nil" {</text:span></text:p>
      <text:p text:style-name="P44"><text:span text:style-name="T24"><text:s text:c="4"/>// Boolean constant - false.</text:span></text:p>
      <text:p text:style-name="P44"><text:span text:style-name="T24"><text:s text:c="4"/>printf("Boolean constant - false: <text:s/>%s\n", yytext);</text:span></text:p>
      <text:p text:style-name="P44"><text:span text:style-name="T24">}</text:span></text:p>
      <text:p text:style-name="P44"><text:span text:style-name="T24">"#b"{DIGIT_BIN}+ {</text:span></text:p>
      <text:p text:style-name="P44"><text:span text:style-name="T24"><text:s text:c="4"/>// Numeric constant - binary.</text:span></text:p>
      <text:p text:style-name="P44"><text:span text:style-name="T24"><text:s text:c="4"/>int value = nondec2dec(yytext + 2, 2);</text:span></text:p>
      <text:p text:style-name="P44"><text:span text:style-name="T24"><text:s text:c="4"/>printf("Numeric constant - bin: <text:s text:c="3"/>%d\n", value);</text:span></text:p>
      <text:p text:style-name="P44"><text:span text:style-name="T24">}</text:span></text:p>
      <text:p text:style-name="P44"><text:span text:style-name="T24">"#o"{DIGIT_OCT}+ {</text:span></text:p>
      <text:p text:style-name="P44"><text:span text:style-name="T24"><text:s text:c="4"/>// Numeric constant - octal.</text:span></text:p>
      <text:p text:style-name="P44"><text:span text:style-name="T24"><text:s text:c="4"/>int value = nondec2dec(yytext + 2, 8);</text:span></text:p>
      <text:p text:style-name="P44"><text:span text:style-name="T24"><text:s text:c="4"/>printf("Numeric constant - oct: <text:s text:c="3"/>%d\n", value);</text:span></text:p>
      <text:p text:style-name="P44"><text:span text:style-name="T24">}</text:span></text:p>
      <text:p text:style-name="P44"><text:span text:style-name="T24">{DIGIT_DEC}+"."? {</text:span></text:p>
      <text:p text:style-name="P44"><text:span text:style-name="T24"><text:s text:c="4"/>// Numeric constant.</text:span></text:p>
      <text:p text:style-name="P44"><text:span text:style-name="T24"><text:s text:c="4"/>if (yytext[yyleng - 1] == '.')</text:span></text:p>
      <text:p text:style-name="P44"><text:span text:style-name="T24"><text:s text:c="8"/>yytext[yyleng - 1] = '\0';</text:span></text:p>
      <text:p text:style-name="P44"><text:span text:style-name="T24"><text:s text:c="4"/>int value = nondec2dec(yytext, 10);</text:span></text:p>
      <text:p text:style-name="P44"><text:span text:style-name="T24"><text:s text:c="4"/>printf("Numeric constant - dec: <text:s text:c="3"/>%d\n", value);</text:span></text:p>
      <text:p text:style-name="P44"><text:span text:style-name="T24">}</text:span></text:p>
      <text:p text:style-name="P44"><text:span text:style-name="T24">"#x"{DIGIT_HEX}+ {</text:span></text:p>
      <text:p text:style-name="P44"><text:span text:style-name="T24"><text:s text:c="4"/>// Numeric constant - hexadecimal.</text:span></text:p>
      <text:p text:style-name="P44"><text:span text:style-name="T24"><text:s text:c="4"/>int value = nondec2dec(yytext + 2, 16);</text:span></text:p>
      <text:p text:style-name="P44"><text:span text:style-name="T24"><text:s text:c="4"/>printf("Numeric constant - hex: <text:s text:c="3"/>%d\n", value);</text:span></text:p>
      <text:p text:style-name="P44"><text:span text:style-name="T24">}</text:span></text:p>
      <text:p text:style-name="P44"><text:span text:style-name="T24">"#\\"{NOTWHITESPACE} {</text:span></text:p>
      <text:p text:style-name="P44"><text:span text:style-name="T24"><text:s text:c="4"/>// Character constant.</text:span></text:p>
      <text:p text:style-name="P44"><text:span text:style-name="T24"><text:s text:c="4"/>printf("Character constant: <text:s text:c="7"/>%s\n", yytext + 2);</text:span></text:p>
      <text:p text:style-name="P44"><text:span text:style-name="T24">}</text:span></text:p>
      <text:p text:style-name="P44"><text:span text:style-name="T24">"#\\"("SPACE"|"TAB"|"NEWLINE"|"PAGE"|"RUBOUT"|"LINEFEED"|"RETURN"|"BACKSPACE") {</text:span></text:p>
      <text:p text:style-name="P44"><text:span text:style-name="T24"><text:s text:c="4"/>// Character constant - whitespace.</text:span></text:p>
      <text:p text:style-name="P44"><text:span text:style-name="T24"><text:s text:c="4"/>// TODO: convert to a real character.</text:span></text:p>
      <text:p text:style-name="P44"><text:span text:style-name="T24"><text:s text:c="4"/>printf("Character constant: <text:s text:c="7"/>%s\n", yytext + 2);</text:span></text:p>
      <text:p text:style-name="P44"><text:span text:style-name="T24">}</text:span></text:p>
      <text:p text:style-name="P44"><text:span text:style-name="T24">"loop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for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in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do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from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to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repeat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while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until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progn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defparameter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setf" {</text:span></text:p>
      <text:p text:style-name="P44"><text:soft-page-break/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let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vector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vector-push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vector-pop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elt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list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count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find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position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remove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substitute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concatenate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if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dotimes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defun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slot-value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open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close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with-open-file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format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funcall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defclass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'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print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length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:initform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:reader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:writer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:accessor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:initarg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:allocation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:type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:documentation"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":"{SYMBOLID}+ {</text:span></text:p>
      <text:p text:style-name="P44"><text:span text:style-name="T24"><text:s text:c="4"/>printf("Key word: <text:s text:c="17"/>%s\n", yytext);</text:span></text:p>
      <text:p text:style-name="P44"><text:span text:style-name="T24">}</text:span></text:p>
      <text:p text:style-name="P44"><text:span text:style-name="T24">{SYMBOLID}+ {</text:span></text:p>
      <text:p text:style-name="P44"><text:span text:style-name="T24"><text:s text:c="4"/>printf("Symbol: <text:s text:c="19"/>%s\n", yytext);</text:span></text:p>
      <text:p text:style-name="P44"><text:span text:style-name="T24">}</text:span></text:p>
      <text:p text:style-name="P44"><text:span text:style-name="T24">. {</text:span></text:p>
      <text:p text:style-name="P44"><text:span text:style-name="T24"><text:s text:c="4"/>printf("UNEXPECTED CHARACTER: <text:s text:c="5"/>%s\n", yytext);</text:span></text:p>
      <text:p text:style-name="P44"><text:span text:style-name="T24">}</text:span></text:p>
      <text:p text:style-name="P44"><text:span text:style-name="T24">&lt;COMMENT_ML&gt;"|#" {</text:span></text:p>
      <text:p text:style-name="P44"><text:span text:style-name="T24"><text:s text:c="4"/>// Multiline comment ending.</text:span></text:p>
      <text:p text:style-name="P44"><text:span text:style-name="T24"><text:s text:c="4"/>buffer_output("Comment: <text:s text:c="18"/>", buffer, buffer_length);</text:span></text:p>
      <text:p text:style-name="P44"><text:span text:style-name="T24"><text:s text:c="4"/>buffer_length = 0;</text:span></text:p>
      <text:p text:style-name="P44"><text:span text:style-name="T24"><text:s text:c="4"/>BEGIN(INITIAL);</text:span></text:p>
      <text:p text:style-name="P44"><text:span text:style-name="T24">}</text:span></text:p>
      <text:p text:style-name="P44"><text:span text:style-name="T24">&lt;COMMENT_ML&gt;.|\n {</text:span></text:p>
      <text:p text:style-name="P44"><text:span text:style-name="T24"><text:s text:c="4"/>// Multiline comment body: any character.</text:span></text:p>
      <text:p text:style-name="P44"><text:span text:style-name="T24"><text:s text:c="4"/>buffer[buffer_length++] = yytext[0];</text:span></text:p>
      <text:p text:style-name="P44"><text:span text:style-name="T24">}</text:span></text:p>
      <text:p text:style-name="P44"><text:span text:style-name="T24">&lt;COMMENT_ML&gt;&lt;&lt;EOF&gt;&gt; {</text:span></text:p>
      <text:p text:style-name="P44"><text:soft-page-break/><text:span text:style-name="T24"><text:s text:c="4"/>puts("ERROR: UNCLOSED COMMENT");</text:span></text:p>
      <text:p text:style-name="P44"><text:span text:style-name="T24"><text:s text:c="4"/>yyterminate();</text:span></text:p>
      <text:p text:style-name="P44"><text:span text:style-name="T24">}</text:span></text:p>
      <text:p text:style-name="P44"><text:span text:style-name="T24">&lt;STRING&gt;[^"\""] {</text:span></text:p>
      <text:p text:style-name="P44"><text:span text:style-name="T24"><text:s text:c="4"/>// String constant body: non-quote character.</text:span></text:p>
      <text:p text:style-name="P44"><text:span text:style-name="T24"><text:s text:c="4"/>buffer[buffer_length++] = yytext[0];</text:span></text:p>
      <text:p text:style-name="P44"><text:span text:style-name="T24">}</text:span></text:p>
      <text:p text:style-name="P44"><text:span text:style-name="T24">&lt;STRING&gt;"\\\"" {</text:span></text:p>
      <text:p text:style-name="P44"><text:span text:style-name="T24"><text:s text:c="4"/>// String constant body: escaped quote character.</text:span></text:p>
      <text:p text:style-name="P44"><text:span text:style-name="T24"><text:s text:c="4"/>buffer[buffer_length++] = '"';</text:span></text:p>
      <text:p text:style-name="P44"><text:span text:style-name="T24">}</text:span></text:p>
      <text:p text:style-name="P44"><text:span text:style-name="T24">&lt;STRING&gt;"\\\\" {</text:span></text:p>
      <text:p text:style-name="P44"><text:span text:style-name="T24"><text:s text:c="4"/>// String constant body: escaped slash character.</text:span></text:p>
      <text:p text:style-name="P44"><text:span text:style-name="T24"><text:s text:c="4"/>buffer[buffer_length++] = '\\';</text:span></text:p>
      <text:p text:style-name="P44"><text:span text:style-name="T24">}</text:span></text:p>
      <text:p text:style-name="P44"><text:span text:style-name="T24">&lt;STRING&gt;"\"" {</text:span></text:p>
      <text:p text:style-name="P44"><text:span text:style-name="T24"><text:s text:c="4"/>// String constant ending.</text:span></text:p>
      <text:p text:style-name="P44"><text:span text:style-name="T24"><text:s text:c="4"/>buffer_output("String constant: <text:s text:c="10"/>", buffer, buffer_length);</text:span></text:p>
      <text:p text:style-name="P44"><text:span text:style-name="T24"><text:s text:c="4"/>buffer_length = 0;</text:span></text:p>
      <text:p text:style-name="P44"><text:span text:style-name="T24"><text:s text:c="4"/>BEGIN(INITIAL);</text:span></text:p>
      <text:p text:style-name="P44"><text:span text:style-name="T24">}</text:span></text:p>
      <text:p text:style-name="P44"><text:span text:style-name="T24">&lt;STRING&gt;&lt;&lt;EOF&gt;&gt; {</text:span></text:p>
      <text:p text:style-name="P44"><text:span text:style-name="T24"><text:s text:c="4"/>puts("ERROR: UNCLOSED STRING CONSTANT");</text:span></text:p>
      <text:p text:style-name="P44"><text:span text:style-name="T24"><text:s text:c="4"/>yyterminate();</text:span></text:p>
      <text:p text:style-name="P44"><text:span text:style-name="T24">}</text:span></text:p>
      <text:p text:style-name="P44"><text:span text:style-name="T24"/></text:p>
      <text:p text:style-name="P44"><text:span text:style-name="T24">%%</text:span></text:p>
      <text:p text:style-name="P44"><text:span text:style-name="T24"/></text:p>
      <text:p text:style-name="P44"><text:span text:style-name="T24">int main(int argc, char * argv[])</text:span></text:p>
      <text:p text:style-name="P44"><text:span text:style-name="T24">{</text:span></text:p>
      <text:p text:style-name="P44"><text:span text:style-name="T24"><text:s text:c="4"/>yyin = fopen("text.txt", "r");</text:span></text:p>
      <text:p text:style-name="P44"><text:span text:style-name="T24"><text:s text:c="4"/>if (yyin == 0)</text:span></text:p>
      <text:p text:style-name="P44"><text:span text:style-name="T24"><text:s text:c="8"/>printf("error opening text.txt\n");</text:span></text:p>
      <text:p text:style-name="P44"><text:span text:style-name="T24"><text:s text:c="4"/>else</text:span></text:p>
      <text:p text:style-name="P44"><text:span text:style-name="T24"><text:s text:c="4"/>{</text:span></text:p>
      <text:p text:style-name="P44"><text:span text:style-name="T24"><text:s text:c="8"/>yylex();</text:span></text:p>
      <text:p text:style-name="P44"><text:span text:style-name="T24"><text:s text:c="8"/>fclose(yyin);</text:span></text:p>
      <text:p text:style-name="P44"><text:span text:style-name="T24"><text:s text:c="4"/>}</text:span></text:p>
      <text:p text:style-name="P44"><text:span text:style-name="T24"><text:s text:c="4"/>return 0;</text:span></text:p>
      <text:p text:style-name="P44"><text:span text:style-name="T24">}</text:span></text:p>
      <text:p text:style-name="P40"/>
      <text:p text:style-name="P41">Тестовый файл, содержащий перечисленные лексемы и кусок кода на Common Lisp</text:p>
      <text:p text:style-name="P41"/>
      <text:p text:style-name="P46"><text:span text:style-name="T25">#|multiline comment</text:span></text:p>
      <text:p text:style-name="P46"><text:span text:style-name="T25">here#| |# "do cats \\eat quotes\"?" ;comment</text:span></text:p>
      <text:p text:style-name="P46"><text:span text:style-name="T25">"multi-</text:span></text:p>
      <text:p text:style-name="P46"><text:span text:style-name="T25"><text:s text:c="2"/>line string</text:span></text:p>
      <text:p text:style-name="P46"><text:span text:style-name="T25">\"\\ constant"</text:span></text:p>
      <text:p text:style-name="P46"><text:span text:style-name="T25">( ) + - * / &gt;= &gt; &lt; &lt;= = aNd or not t NiL</text:span></text:p>
      <text:p text:style-name="P46"><text:span text:style-name="T25">#b101 #B010 #O77 #o11 #xFF #XFFFF #\f #\NEWLINE</text:span></text:p>
      <text:p text:style-name="P46"><text:span text:style-name="T25">loop for in do from to repeat while until progn</text:span></text:p>
      <text:p text:style-name="P46"><text:span text:style-name="T25">defparameter setf let vector vector-push vector-pop elt list</text:span></text:p>
      <text:p text:style-name="P46"><text:span text:style-name="T25">count find position remove substitute concatenate if dotimes</text:span></text:p>
      <text:p text:style-name="P46"><text:span text:style-name="T25">defun slot-value open close with-open-file format funcall</text:span></text:p>
      <text:p text:style-name="P46"><text:span text:style-name="T25">defclass ' print length :initform :reader :writer :accessor :initarg :allocation :type :documentation :initformaaaa</text:span></text:p>
      <text:p text:style-name="P46"><text:span text:style-name="T25">this_is_a_var</text:span></text:p>
      <text:p text:style-name="P46"><text:span text:style-name="T25">"#||#"</text:span></text:p>
      <text:p text:style-name="P46"><text:span text:style-name="T25">#|"|#</text:span></text:p>
      <text:p text:style-name="P46"><text:span text:style-name="T25">(defun BubbleSort (v)</text:span></text:p>
      <text:p text:style-name="P46"><text:span text:style-name="T25"><text:s text:c="8"/>;Sort elements of sequence</text:span></text:p>
      <text:p text:style-name="P46"><text:span text:style-name="T25"><text:s text:c="8"/>(dotimes (i (length v))</text:span></text:p>
      <text:p text:style-name="P46"><text:span text:style-name="T25"><text:s text:c="16"/>(dotimes (j (length v))</text:span></text:p>
      <text:p text:style-name="P46"><text:span text:style-name="T25"><text:s text:c="24"/>(if (&gt; (elt v i) (elt v j))</text:span></text:p>
      <text:p text:style-name="P46"><text:span text:style-name="T25"><text:s text:c="32"/>(progn (setf temp (elt v j))</text:span></text:p>
      <text:p text:style-name="P46"><text:span text:style-name="T25"><text:s text:c="39"/>(setf(elt v j) (elt v i))</text:span></text:p>
      <text:p text:style-name="P46"><text:span text:style-name="T25"><text:s text:c="39"/>(setf(elt v i) temp))))))</text:span></text:p>
      <text:p text:style-name="P46"><text:span text:style-name="T25">(setf *x* (vector 7 15 1))</text:span></text:p>
      <text:p text:style-name="P46"><text:span text:style-name="T25">(BubbleSort *x*)</text:span></text:p>
      <text:p text:style-name="P43"><text:span text:style-name="T25">(print *x*)</text:span></text:p>
      <text:p text:style-name="P43"/>
      <text:p text:style-name="P42">Результат разбора <text:span text:style-name="T27">тестового</text:span> файла получившимся лексером</text:p>
      <text:p text:style-name="P42"/>
      <text:p text:style-name="P47"><text:span text:style-name="T26">Comment: <text:s text:c="18"/>multiline comment</text:span></text:p>
      <text:p text:style-name="P47"><text:span text:style-name="T26">here#| </text:span></text:p>
      <text:p text:style-name="P47"><text:span text:style-name="T26">String constant: <text:s text:c="10"/>do cats \eat quotes"?</text:span></text:p>
      <text:p text:style-name="P47"><text:span text:style-name="T26">Comment: <text:s text:c="18"/>comment</text:span></text:p>
      <text:p text:style-name="P47"><text:span text:style-name="T26">String constant: <text:s text:c="10"/>multi-</text:span></text:p>
      <text:p text:style-name="P47"><text:span text:style-name="T26"><text:s text:c="2"/>line string</text:span></text:p>
      <text:p text:style-name="P47"><text:span text:style-name="T26">"\ constant</text:span></text:p>
      <text:p text:style-name="P47"><text:span text:style-name="T26">Opening paren: <text:s text:c="12"/>(</text:span></text:p>
      <text:p text:style-name="P47"><text:span text:style-name="T26">Closing paren: <text:s text:c="12"/>)</text:span></text:p>
      <text:p text:style-name="P47"><text:span text:style-name="T26">Operator add: <text:s text:c="13"/>+</text:span></text:p>
      <text:p text:style-name="P47"><text:span text:style-name="T26">Operator sub: <text:s text:c="13"/>-</text:span></text:p>
      <text:p text:style-name="P47"><text:span text:style-name="T26">Operator mult: <text:s text:c="12"/>*</text:span></text:p>
      <text:p text:style-name="P47"><text:span text:style-name="T26">Operator div: <text:s text:c="13"/>/</text:span></text:p>
      <text:p text:style-name="P47"><text:span text:style-name="T26">Operator greater or equal: &gt;=</text:span></text:p>
      <text:p text:style-name="P47"><text:span text:style-name="T26">Operator greater: <text:s text:c="9"/>&gt;</text:span></text:p>
      <text:p text:style-name="P47"><text:soft-page-break/><text:span text:style-name="T26">Operator less: <text:s text:c="12"/>&lt;</text:span></text:p>
      <text:p text:style-name="P47"><text:span text:style-name="T26">Operator less or equal: <text:s text:c="3"/>&lt;=</text:span></text:p>
      <text:p text:style-name="P47"><text:span text:style-name="T26">Operator equal: <text:s text:c="11"/>=</text:span></text:p>
      <text:p text:style-name="P47"><text:span text:style-name="T26">Operator and: <text:s text:c="13"/>aNd</text:span></text:p>
      <text:p text:style-name="P47"><text:span text:style-name="T26">Operator or: <text:s text:c="14"/>or</text:span></text:p>
      <text:p text:style-name="P47"><text:span text:style-name="T26">Operator not: <text:s text:c="13"/>not</text:span></text:p>
      <text:p text:style-name="P47"><text:span text:style-name="T26">Boolean constant - true: <text:s text:c="2"/>t</text:span></text:p>
      <text:p text:style-name="P47"><text:span text:style-name="T26">Boolean constant - false: <text:s/>NiL</text:span></text:p>
      <text:p text:style-name="P47"><text:span text:style-name="T26">Numeric constant - bin: <text:s text:c="3"/>5</text:span></text:p>
      <text:p text:style-name="P47"><text:span text:style-name="T26">Numeric constant - bin: <text:s text:c="3"/>2</text:span></text:p>
      <text:p text:style-name="P47"><text:span text:style-name="T26">Numeric constant - oct: <text:s text:c="3"/>63</text:span></text:p>
      <text:p text:style-name="P47"><text:span text:style-name="T26">Numeric constant - oct: <text:s text:c="3"/>9</text:span></text:p>
      <text:p text:style-name="P47"><text:span text:style-name="T26">Numeric constant - hex: <text:s text:c="3"/>255</text:span></text:p>
      <text:p text:style-name="P47"><text:span text:style-name="T26">Numeric constant - hex: <text:s text:c="3"/>65535</text:span></text:p>
      <text:p text:style-name="P47"><text:span text:style-name="T26">Character constant: <text:s text:c="7"/>f</text:span></text:p>
      <text:p text:style-name="P47"><text:span text:style-name="T26">Character constant: <text:s text:c="7"/>NEWLINE</text:span></text:p>
      <text:p text:style-name="P47"><text:span text:style-name="T26">Key word: <text:s text:c="17"/>loop</text:span></text:p>
      <text:p text:style-name="P47"><text:span text:style-name="T26">Key word: <text:s text:c="17"/>for</text:span></text:p>
      <text:p text:style-name="P47"><text:span text:style-name="T26">Key word: <text:s text:c="17"/>in</text:span></text:p>
      <text:p text:style-name="P47"><text:span text:style-name="T26">Key word: <text:s text:c="17"/>do</text:span></text:p>
      <text:p text:style-name="P47"><text:span text:style-name="T26">Key word: <text:s text:c="17"/>from</text:span></text:p>
      <text:p text:style-name="P47"><text:span text:style-name="T26">Key word: <text:s text:c="17"/>to</text:span></text:p>
      <text:p text:style-name="P47"><text:span text:style-name="T26">Key word: <text:s text:c="17"/>repeat</text:span></text:p>
      <text:p text:style-name="P47"><text:span text:style-name="T26">Key word: <text:s text:c="17"/>while</text:span></text:p>
      <text:p text:style-name="P47"><text:span text:style-name="T26">Key word: <text:s text:c="17"/>until</text:span></text:p>
      <text:p text:style-name="P47"><text:span text:style-name="T26">Key word: <text:s text:c="17"/>progn</text:span></text:p>
      <text:p text:style-name="P47"><text:span text:style-name="T26">Key word: <text:s text:c="17"/>defparameter</text:span></text:p>
      <text:p text:style-name="P47"><text:span text:style-name="T26">Key word: <text:s text:c="17"/>setf</text:span></text:p>
      <text:p text:style-name="P47"><text:span text:style-name="T26">Key word: <text:s text:c="17"/>let</text:span></text:p>
      <text:p text:style-name="P47"><text:span text:style-name="T26">Key word: <text:s text:c="17"/>vector</text:span></text:p>
      <text:p text:style-name="P47"><text:span text:style-name="T26">Key word: <text:s text:c="17"/>vector-push</text:span></text:p>
      <text:p text:style-name="P47"><text:span text:style-name="T26">Key word: <text:s text:c="17"/>vector-pop</text:span></text:p>
      <text:p text:style-name="P47"><text:span text:style-name="T26">Key word: <text:s text:c="17"/>elt</text:span></text:p>
      <text:p text:style-name="P47"><text:span text:style-name="T26">Key word: <text:s text:c="17"/>list</text:span></text:p>
      <text:p text:style-name="P47"><text:span text:style-name="T26">Key word: <text:s text:c="17"/>count</text:span></text:p>
      <text:p text:style-name="P47"><text:span text:style-name="T26">Key word: <text:s text:c="17"/>find</text:span></text:p>
      <text:p text:style-name="P47"><text:span text:style-name="T26">Key word: <text:s text:c="17"/>position</text:span></text:p>
      <text:p text:style-name="P47"><text:span text:style-name="T26">Key word: <text:s text:c="17"/>remove</text:span></text:p>
      <text:p text:style-name="P47"><text:span text:style-name="T26">Key word: <text:s text:c="17"/>substitute</text:span></text:p>
      <text:p text:style-name="P47"><text:span text:style-name="T26">Key word: <text:s text:c="17"/>concatenate</text:span></text:p>
      <text:p text:style-name="P47"><text:span text:style-name="T26">Key word: <text:s text:c="17"/>if</text:span></text:p>
      <text:p text:style-name="P47"><text:span text:style-name="T26">Key word: <text:s text:c="17"/>dotimes</text:span></text:p>
      <text:p text:style-name="P47"><text:span text:style-name="T26">Key word: <text:s text:c="17"/>defun</text:span></text:p>
      <text:p text:style-name="P47"><text:span text:style-name="T26">Key word: <text:s text:c="17"/>slot-value</text:span></text:p>
      <text:p text:style-name="P47"><text:span text:style-name="T26">Key word: <text:s text:c="17"/>open</text:span></text:p>
      <text:p text:style-name="P47"><text:span text:style-name="T26">Key word: <text:s text:c="17"/>close</text:span></text:p>
      <text:p text:style-name="P47"><text:span text:style-name="T26">Key word: <text:s text:c="17"/>with-open-file</text:span></text:p>
      <text:p text:style-name="P47"><text:span text:style-name="T26">Key word: <text:s text:c="17"/>format</text:span></text:p>
      <text:p text:style-name="P47"><text:span text:style-name="T26">Key word: <text:s text:c="17"/>funcall</text:span></text:p>
      <text:p text:style-name="P47"><text:span text:style-name="T26">Key word: <text:s text:c="17"/>defclass</text:span></text:p>
      <text:p text:style-name="P47"><text:span text:style-name="T26">Key word: <text:s text:c="17"/>'</text:span></text:p>
      <text:p text:style-name="P47"><text:span text:style-name="T26">Key word: <text:s text:c="17"/>print</text:span></text:p>
      <text:p text:style-name="P47"><text:span text:style-name="T26">Key word: <text:s text:c="17"/>length</text:span></text:p>
      <text:p text:style-name="P47"><text:span text:style-name="T26">Key word: <text:s text:c="17"/>:initform</text:span></text:p>
      <text:p text:style-name="P47"><text:span text:style-name="T26">Key word: <text:s text:c="17"/>:reader</text:span></text:p>
      <text:p text:style-name="P47"><text:span text:style-name="T26">Key word: <text:s text:c="17"/>:writer</text:span></text:p>
      <text:p text:style-name="P47"><text:span text:style-name="T26">Key word: <text:s text:c="17"/>:accessor</text:span></text:p>
      <text:p text:style-name="P47"><text:span text:style-name="T26">Key word: <text:s text:c="17"/>:initarg</text:span></text:p>
      <text:p text:style-name="P47"><text:span text:style-name="T26">Key word: <text:s text:c="17"/>:allocation</text:span></text:p>
      <text:p text:style-name="P47"><text:span text:style-name="T26">Key word: <text:s text:c="17"/>:type</text:span></text:p>
      <text:p text:style-name="P47"><text:span text:style-name="T26">Key word: <text:s text:c="17"/>:documentation</text:span></text:p>
      <text:p text:style-name="P47"><text:span text:style-name="T26">Key word: <text:s text:c="17"/>:initformaaaa</text:span></text:p>
      <text:p text:style-name="P47"><text:span text:style-name="T26">Symbol: <text:s text:c="19"/>this_is_a_var</text:span></text:p>
      <text:p text:style-name="P47"><text:span text:style-name="T26">String constant: <text:s text:c="10"/>#||#</text:span></text:p>
      <text:p text:style-name="P47"><text:span text:style-name="T26">Comment: <text:s text:c="18"/>"</text:span></text:p>
      <text:p text:style-name="P47"><text:span text:style-name="T26">Opening paren: <text:s text:c="12"/>(</text:span></text:p>
      <text:p text:style-name="P47"><text:span text:style-name="T26">Key word: <text:s text:c="17"/>defun</text:span></text:p>
      <text:p text:style-name="P47"><text:span text:style-name="T26">Symbol: <text:s text:c="19"/>BubbleSort</text:span></text:p>
      <text:p text:style-name="P47"><text:span text:style-name="T26">Opening paren: <text:s text:c="12"/>(</text:span></text:p>
      <text:p text:style-name="P47"><text:span text:style-name="T26">Symbol: <text:s text:c="19"/>v</text:span></text:p>
      <text:p text:style-name="P47"><text:span text:style-name="T26">Closing paren: <text:s text:c="12"/>)</text:span></text:p>
      <text:p text:style-name="P47"><text:span text:style-name="T26">Comment: <text:s text:c="18"/>Sort elements of sequence</text:span></text:p>
      <text:p text:style-name="P47"><text:span text:style-name="T26">Opening paren: <text:s text:c="12"/>(</text:span></text:p>
      <text:p text:style-name="P47"><text:span text:style-name="T26">Key word: <text:s text:c="17"/>dotimes</text:span></text:p>
      <text:p text:style-name="P47"><text:span text:style-name="T26">Opening paren: <text:s text:c="12"/>(</text:span></text:p>
      <text:p text:style-name="P47"><text:span text:style-name="T26">Symbol: <text:s text:c="19"/>i</text:span></text:p>
      <text:p text:style-name="P47"><text:span text:style-name="T26">Opening paren: <text:s text:c="12"/>(</text:span></text:p>
      <text:p text:style-name="P47"><text:span text:style-name="T26">Key word: <text:s text:c="17"/>length</text:span></text:p>
      <text:p text:style-name="P47"><text:span text:style-name="T26">Symbol: <text:s text:c="19"/>v</text:span></text:p>
      <text:p text:style-name="P47"><text:span text:style-name="T26">Closing paren: <text:s text:c="12"/>)</text:span></text:p>
      <text:p text:style-name="P47"><text:span text:style-name="T26">Closing paren: <text:s text:c="12"/>)</text:span></text:p>
      <text:p text:style-name="P47"><text:span text:style-name="T26">Opening paren: <text:s text:c="12"/>(</text:span></text:p>
      <text:p text:style-name="P47"><text:span text:style-name="T26">Key word: <text:s text:c="17"/>dotimes</text:span></text:p>
      <text:p text:style-name="P47"><text:span text:style-name="T26">Opening paren: <text:s text:c="12"/>(</text:span></text:p>
      <text:p text:style-name="P47"><text:span text:style-name="T26">Symbol: <text:s text:c="19"/>j</text:span></text:p>
      <text:p text:style-name="P47"><text:span text:style-name="T26">Opening paren: <text:s text:c="12"/>(</text:span></text:p>
      <text:p text:style-name="P47"><text:span text:style-name="T26">Key word: <text:s text:c="17"/>length</text:span></text:p>
      <text:p text:style-name="P47"><text:span text:style-name="T26">Symbol: <text:s text:c="19"/>v</text:span></text:p>
      <text:p text:style-name="P47"><text:span text:style-name="T26">Closing paren: <text:s text:c="12"/>)</text:span></text:p>
      <text:p text:style-name="P47"><text:span text:style-name="T26">Closing paren: <text:s text:c="12"/>)</text:span></text:p>
      <text:p text:style-name="P47"><text:span text:style-name="T26">Opening paren: <text:s text:c="12"/>(</text:span></text:p>
      <text:p text:style-name="P47"><text:soft-page-break/><text:span text:style-name="T26">Key word: <text:s text:c="17"/>if</text:span></text:p>
      <text:p text:style-name="P47"><text:span text:style-name="T26">Opening paren: <text:s text:c="12"/>(</text:span></text:p>
      <text:p text:style-name="P47"><text:span text:style-name="T26">Operator greater: <text:s text:c="9"/>&gt;</text:span></text:p>
      <text:p text:style-name="P47"><text:span text:style-name="T26">Opening paren: <text:s text:c="12"/>(</text:span></text:p>
      <text:p text:style-name="P47"><text:span text:style-name="T26">Key word: <text:s text:c="17"/>elt</text:span></text:p>
      <text:p text:style-name="P47"><text:span text:style-name="T26">Symbol: <text:s text:c="19"/>v</text:span></text:p>
      <text:p text:style-name="P47"><text:span text:style-name="T26">Symbol: <text:s text:c="19"/>i</text:span></text:p>
      <text:p text:style-name="P47"><text:span text:style-name="T26">Closing paren: <text:s text:c="12"/>)</text:span></text:p>
      <text:p text:style-name="P47"><text:span text:style-name="T26">Opening paren: <text:s text:c="12"/>(</text:span></text:p>
      <text:p text:style-name="P47"><text:span text:style-name="T26">Key word: <text:s text:c="17"/>elt</text:span></text:p>
      <text:p text:style-name="P47"><text:span text:style-name="T26">Symbol: <text:s text:c="19"/>v</text:span></text:p>
      <text:p text:style-name="P47"><text:span text:style-name="T26">Symbol: <text:s text:c="19"/>j</text:span></text:p>
      <text:p text:style-name="P47"><text:span text:style-name="T26">Closing paren: <text:s text:c="12"/>)</text:span></text:p>
      <text:p text:style-name="P47"><text:span text:style-name="T26">Closing paren: <text:s text:c="12"/>)</text:span></text:p>
      <text:p text:style-name="P47"><text:span text:style-name="T26">Opening paren: <text:s text:c="12"/>(</text:span></text:p>
      <text:p text:style-name="P47"><text:span text:style-name="T26">Key word: <text:s text:c="17"/>progn</text:span></text:p>
      <text:p text:style-name="P47"><text:span text:style-name="T26">Opening paren: <text:s text:c="12"/>(</text:span></text:p>
      <text:p text:style-name="P47"><text:span text:style-name="T26">Key word: <text:s text:c="17"/>setf</text:span></text:p>
      <text:p text:style-name="P47"><text:span text:style-name="T26">Symbol: <text:s text:c="19"/>temp</text:span></text:p>
      <text:p text:style-name="P47"><text:span text:style-name="T26">Opening paren: <text:s text:c="12"/>(</text:span></text:p>
      <text:p text:style-name="P47"><text:span text:style-name="T26">Key word: <text:s text:c="17"/>elt</text:span></text:p>
      <text:p text:style-name="P47"><text:span text:style-name="T26">Symbol: <text:s text:c="19"/>v</text:span></text:p>
      <text:p text:style-name="P47"><text:span text:style-name="T26">Symbol: <text:s text:c="19"/>j</text:span></text:p>
      <text:p text:style-name="P47"><text:span text:style-name="T26">Closing paren: <text:s text:c="12"/>)</text:span></text:p>
      <text:p text:style-name="P47"><text:span text:style-name="T26">Closing paren: <text:s text:c="12"/>)</text:span></text:p>
      <text:p text:style-name="P47"><text:span text:style-name="T26">Opening paren: <text:s text:c="12"/>(</text:span></text:p>
      <text:p text:style-name="P47"><text:span text:style-name="T26">Key word: <text:s text:c="17"/>setf</text:span></text:p>
      <text:p text:style-name="P47"><text:span text:style-name="T26">Opening paren: <text:s text:c="12"/>(</text:span></text:p>
      <text:p text:style-name="P47"><text:span text:style-name="T26">Key word: <text:s text:c="17"/>elt</text:span></text:p>
      <text:p text:style-name="P47"><text:span text:style-name="T26">Symbol: <text:s text:c="19"/>v</text:span></text:p>
      <text:p text:style-name="P47"><text:span text:style-name="T26">Symbol: <text:s text:c="19"/>j</text:span></text:p>
      <text:p text:style-name="P47"><text:span text:style-name="T26">Closing paren: <text:s text:c="12"/>)</text:span></text:p>
      <text:p text:style-name="P47"><text:span text:style-name="T26">Opening paren: <text:s text:c="12"/>(</text:span></text:p>
      <text:p text:style-name="P47"><text:span text:style-name="T26">Key word: <text:s text:c="17"/>elt</text:span></text:p>
      <text:p text:style-name="P47"><text:span text:style-name="T26">Symbol: <text:s text:c="19"/>v</text:span></text:p>
      <text:p text:style-name="P47"><text:span text:style-name="T26">Symbol: <text:s text:c="19"/>i</text:span></text:p>
      <text:p text:style-name="P47"><text:span text:style-name="T26">Closing paren: <text:s text:c="12"/>)</text:span></text:p>
      <text:p text:style-name="P47"><text:span text:style-name="T26">Closing paren: <text:s text:c="12"/>)</text:span></text:p>
      <text:p text:style-name="P47"><text:span text:style-name="T26">Opening paren: <text:s text:c="12"/>(</text:span></text:p>
      <text:p text:style-name="P47"><text:span text:style-name="T26">Key word: <text:s text:c="17"/>setf</text:span></text:p>
      <text:p text:style-name="P47"><text:span text:style-name="T26">Opening paren: <text:s text:c="12"/>(</text:span></text:p>
      <text:p text:style-name="P47"><text:span text:style-name="T26">Key word: <text:s text:c="17"/>elt</text:span></text:p>
      <text:p text:style-name="P47"><text:span text:style-name="T26">Symbol: <text:s text:c="19"/>v</text:span></text:p>
      <text:p text:style-name="P47"><text:span text:style-name="T26">Symbol: <text:s text:c="19"/>i</text:span></text:p>
      <text:p text:style-name="P47"><text:span text:style-name="T26">Closing paren: <text:s text:c="12"/>)</text:span></text:p>
      <text:p text:style-name="P47"><text:span text:style-name="T26">Symbol: <text:s text:c="19"/>temp</text:span></text:p>
      <text:p text:style-name="P47"><text:span text:style-name="T26">Closing paren: <text:s text:c="12"/>)</text:span></text:p>
      <text:p text:style-name="P47"><text:span text:style-name="T26">Closing paren: <text:s text:c="12"/>)</text:span></text:p>
      <text:p text:style-name="P47"><text:span text:style-name="T26">Closing paren: <text:s text:c="12"/>)</text:span></text:p>
      <text:p text:style-name="P47"><text:span text:style-name="T26">Closing paren: <text:s text:c="12"/>)</text:span></text:p>
      <text:p text:style-name="P47"><text:span text:style-name="T26">Closing paren: <text:s text:c="12"/>)</text:span></text:p>
      <text:p text:style-name="P47"><text:span text:style-name="T26">Closing paren: <text:s text:c="12"/>)</text:span></text:p>
      <text:p text:style-name="P47"><text:span text:style-name="T26">Opening paren: <text:s text:c="12"/>(</text:span></text:p>
      <text:p text:style-name="P47"><text:span text:style-name="T26">Key word: <text:s text:c="17"/>setf</text:span></text:p>
      <text:p text:style-name="P47"><text:span text:style-name="T26">Symbol: <text:s text:c="19"/>*x*</text:span></text:p>
      <text:p text:style-name="P47"><text:span text:style-name="T26">Opening paren: <text:s text:c="12"/>(</text:span></text:p>
      <text:p text:style-name="P47"><text:span text:style-name="T26">Key word: <text:s text:c="17"/>vector</text:span></text:p>
      <text:p text:style-name="P47"><text:span text:style-name="T26">Numeric constant - dec: <text:s text:c="3"/>7</text:span></text:p>
      <text:p text:style-name="P47"><text:span text:style-name="T26">Numeric constant - dec: <text:s text:c="3"/>15</text:span></text:p>
      <text:p text:style-name="P47"><text:span text:style-name="T26">Numeric constant - dec: <text:s text:c="3"/>1</text:span></text:p>
      <text:p text:style-name="P47"><text:span text:style-name="T26">Closing paren: <text:s text:c="12"/>)</text:span></text:p>
      <text:p text:style-name="P47"><text:span text:style-name="T26">Closing paren: <text:s text:c="12"/>)</text:span></text:p>
      <text:p text:style-name="P47"><text:span text:style-name="T26">Opening paren: <text:s text:c="12"/>(</text:span></text:p>
      <text:p text:style-name="P47"><text:span text:style-name="T26">Symbol: <text:s text:c="19"/>BubbleSort</text:span></text:p>
      <text:p text:style-name="P47"><text:span text:style-name="T26">Symbol: <text:s text:c="19"/>*x*</text:span></text:p>
      <text:p text:style-name="P47"><text:span text:style-name="T26">Closing paren: <text:s text:c="12"/>)</text:span></text:p>
      <text:p text:style-name="P47"><text:span text:style-name="T26">Opening paren: <text:s text:c="12"/>(</text:span></text:p>
      <text:p text:style-name="P47"><text:span text:style-name="T26">Key word: <text:s text:c="17"/>print</text:span></text:p>
      <text:p text:style-name="P47"><text:span text:style-name="T26">Symbol: <text:s text:c="19"/>*x*</text:span></text:p>
      <text:p text:style-name="P47"><text:span text:style-name="T26">Closing paren: <text:s text:c="12"/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8:07:48</meta:creation-date>
    <dc:date>2012-09-27T21:45:25</dc:date>
    <meta:editing-duration>PT44M47S</meta:editing-duration>
    <meta:editing-cycles>63</meta:editing-cycles>
    <meta:generator>LibreOffice/3.6$Linux_X86_64 LibreOffice_project/360m1$Build-2</meta:generator>
    <meta:document-statistic meta:table-count="2" meta:image-count="0" meta:object-count="0" meta:page-count="8" meta:paragraph-count="708" meta:word-count="2054" meta:character-count="17506" meta:non-whitespace-character-count="11305"/>
  </office:meta>
</office:document-meta>
</file>